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 fo:margin-left="48.45pt" fo:text-indent="-5.40pt">
        <style:tab-stops>
          <style:tab-stop style:position="186.4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36.00pt" fo:text-indent="-36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 fo:margin-left="48.45pt" fo:text-indent="-5.40pt">
        <style:tab-stops>
          <style:tab-stop style:position="186.45pt"/>
        </style:tab-stops>
      </style:paragraph-properties>
    </style:style>
    <style:style style:name="P14" style:family="paragraph">
      <style:paragraph-properties fo:line-height="100.00%" fo:text-align="left" fo:margin-left="-36.00pt" fo:text-indent="0.00pt" fo:margin-right="0.75p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 fo:margin-left="48.45pt" fo:text-indent="-5.40pt">
        <style:tab-stops>
          <style:tab-stop style:position="186.75pt"/>
        </style:tab-stops>
      </style:paragraph-properties>
    </style:style>
    <style:style style:name="P18" style:family="paragraph">
      <style:paragraph-properties fo:line-height="100.00%" fo:text-align="left" fo:margin-left="36.00pt" fo:text-indent="-36.00pt"/>
    </style:style>
    <style:style style:name="P19" style:family="paragraph">
      <style:paragraph-properties fo:line-height="100.00%" fo:text-align="justify" fo:margin-left="48.45pt" fo:text-indent="-5.40pt">
        <style:tab-stops>
          <style:tab-stop style:position="186.75pt"/>
        </style:tab-stops>
      </style:paragraph-properties>
    </style:style>
    <style:style style:name="P20" style:family="paragraph">
      <style:paragraph-properties fo:line-height="100.00%" fo:text-align="left"/>
    </style:style>
    <style:style style:name="TableColumn0100" style:family="table-column">
      <style:table-column-properties style:column-width="3.262500in"/>
    </style:style>
    <style:style style:name="Table01" style:family="table">
      <style:table-properties style:width="3.262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olumn0200" style:family="table-column">
      <style:table-column-properties style:column-width="3.266667in"/>
    </style:style>
    <style:style style:name="Table02" style:family="table">
      <style:table-properties style:width="3.2666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</office:automatic-styles>
  <office:body>
    <office:text>
      <text:p text:style-name="P1"><text:span text:style-name="T1">Project 3 by Alexander Foiles, Due 09/25/2015 by 5pm</text:span></text:p>
      <text:p text:style-name="P1"><text:span text:style-name="T1"/></text:p>
      <text:list text:style-name="L2">
        <text:list-item>
          <text:p text:style-name="P2"><text:span text:style-name="T1">Write a program that reads three integers from a text file and prints the integers in non-decreading order to a new text file. Have this program loop six times.</text:span></text:p>
        </text:list-item>
      </text:list>
      <text:p text:style-name="P3"><text:span text:style-name="T2"/></text:p>
      <text:p text:style-name="P3"><text:span text:style-name="T2"/></text:p>
      <text:list text:style-name="L4">
        <text:list-item>
          <text:p text:style-name="P4"><text:span text:style-name="T3">Number sort</text:span></text:p>
        </text:list-item>
        <text:list-item>
          <text:p text:style-name="P5"><text:span text:style-name="T3">(num1&gt;num2)<text:s text:c="3"/>temp=num1, num1=num2, num2=temp</text:span></text:p>
        </text:list-item>
        <text:list-item>
          <text:p text:style-name="P5"><text:span text:style-name="T3">(num2&gt;num3)<text:s text:c="3"/>temp=num2, num2=num3, num3=temp</text:span></text:p>
        </text:list-item>
        <text:list-item>
          <text:p text:style-name="P5"><text:span text:style-name="T3">(num1&gt;num2)<text:s text:c="3"/>temp=num1, num1=num2, num2=temp</text:span></text:p>
        </text:list-item>
      </text:list>
      <text:p text:style-name="P6"><text:span text:style-name="T3"/></text:p>
      <text:p text:style-name="P6"><text:span text:style-name="T3"/></text:p>
      <text:list text:style-name="L7">
        <text:list-item>
          <text:p text:style-name="P7"><text:span text:style-name="T3">For each report, print Project, Name, and Due date</text:span></text:p>
        </text:list-item>
      </text:list>
      <text:p text:style-name="P8"><text:span text:style-name="T3">For each report, print “The sorted integers are: ”</text:span></text:p>
      <text:p text:style-name="P8"><text:span text:style-name="T3">For each report, print the sorted integers (num1, num2, num3)</text:span></text:p>
      <text:p text:style-name="P8"><text:span text:style-name="T4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10"><text:span text:style-name="T4"/></text:p>
            <text:p text:style-name="P10"><text:span text:style-name="T5"><text:s text:c="2"/>Sample Output:</text:span></text:p>
            <text:p text:style-name="P10"><text:span text:style-name="T5"><text:s text:c="2"/>Input 3 integers:<text:s text:c="2"/>4<text:s text:c="3"/>8<text:s text:c="3"/>6</text:span></text:p>
            <text:p text:style-name="P10"><text:span text:style-name="T5"><text:s text:c="2"/>The sorted integers are:<text:s text:c="5"/>4<text:s text:c="6"/>6<text:s text:c="6"/>8</text:span></text:p>
            <text:p text:style-name="P11"><text:span text:style-name="T6"/></text:p>
            <text:p text:style-name="P11"><text:span text:style-name="T7"><text:s text:c="2"/>Input 3 integers:<text:s text:c="2"/>9<text:s text:c="3"/>3<text:s text:c="3"/>7</text:span></text:p>
            <text:p text:style-name="P12"><text:span text:style-name="T7"><text:s text:c="2"/>The sorted integers are:<text:s text:c="5"/>3<text:s text:c="6"/>7<text:s text:c="6"/>9</text:span></text:p>
            <text:p text:style-name="P12"><text:span text:style-name="T8"/></text:p>
            <text:p text:style-name="P12"><text:span text:style-name="T9"><text:s text:c="2"/>Input 3 integers:<text:s text:c="2"/>11<text:s text:c="4"/>5<text:s text:c="5"/>3</text:span></text:p>
            <text:p text:style-name="P12"><text:span text:style-name="T9"><text:s text:c="2"/>The sorted integers are:<text:s text:c="4"/>3<text:s text:c="6"/>5<text:s text:c="4"/>11</text:span></text:p>
            <text:p text:style-name="P12"><text:span text:style-name="T10"/></text:p>
          </table:table-cell>
        </table:table-row>
      </table:table>
      <text:p text:style-name="P14"><text:span text:style-name="T10"/></text:p>
      <text:list text:style-name="L15">
        <text:list-item>
          <text:p text:style-name="P15"><text:span text:style-name="T11">For each run, input num1, num2, and num3</text:span></text:p>
        </text:list-item>
      </text:list>
      <text:p text:style-name="P16"><text:span text:style-name="T12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8"><text:span text:style-name="T13"><text:s text:c="2"/>Sample input:</text:span></text:p>
            <text:p text:style-name="P18"><text:span text:style-name="T13"><text:s text:c="2"/>4<text:s text:c="3"/>8<text:s text:c="3"/>6</text:span></text:p>
            <text:p text:style-name="P18"><text:span text:style-name="T13"><text:s text:c="2"/>9<text:s text:c="3"/>3<text:s text:c="3"/>7</text:span></text:p>
            <text:p text:style-name="P18"><text:span text:style-name="T13"><text:s text:c="2"/>11<text:s text:c="4"/>5<text:s text:c="5"/>3</text:span><text:span text:style-name="T14"/></text:p>
          </table:table-cell>
        </table:table-row>
      </table:table>
      <text:p text:style-name="P20"><text:span text:style-name="T15"><text:tab/><text:tab/><text:tab/><text:tab/><text:tab/>Read num1</text:span></text:p>
      <text:p text:style-name="P20"><text:span text:style-name="T15"><text:tab/><text:tab/><text:tab/>Input<text:tab/><text:tab/>Read num2</text:span></text:p>
      <text:p text:style-name="P20"><text:span text:style-name="T15"><text:tab/><text:tab/><text:tab/><text:tab/><text:tab/>Read num3</text:span></text:p>
      <text:p text:style-name="P20"><text:span text:style-name="T16"/></text:p>
      <text:p text:style-name="P20"><text:span text:style-name="T17"><text:tab/><text:tab/><text:tab/><text:tab/><text:tab/><text:tab/><text:tab/><text:tab/>temp = num1</text:span></text:p>
      <text:p text:style-name="P20"><text:span text:style-name="T17"><text:tab/><text:tab/><text:tab/><text:tab/><text:tab/>(num1 &gt; num2)<text:tab/>num1 = num2</text:span></text:p>
      <text:p text:style-name="P20"><text:span text:style-name="T17"><text:tab/><text:tab/><text:tab/><text:tab/><text:tab/><text:s text:c="7"/>(1,0)<text:tab/><text:tab/>num2 = num1</text:span></text:p>
      <text:p text:style-name="P20"><text:span text:style-name="T18"/></text:p>
      <text:p text:style-name="P20"><text:span text:style-name="T19"><text:tab/><text:tab/><text:tab/><text:tab/><text:tab/><text:tab/><text:tab/><text:tab/>temp = num2</text:span></text:p>
      <text:p text:style-name="P20"><text:span text:style-name="T19">Program<text:tab/><text:tab/>Calc<text:tab/><text:tab/>(num2 &gt; num1)<text:tab/>num2 = num3</text:span></text:p>
      <text:p text:style-name="P20"><text:span text:style-name="T19"><text:tab/><text:tab/><text:tab/><text:tab/><text:tab/><text:s text:c="7"/>(1,0)<text:tab/><text:tab/>num3 = num1</text:span></text:p>
      <text:p text:style-name="P20"><text:span text:style-name="T20"/></text:p>
      <text:p text:style-name="P20"><text:span text:style-name="T21"><text:tab/><text:tab/><text:tab/><text:tab/><text:tab/><text:tab/><text:tab/><text:tab/>temp = num1</text:span></text:p>
      <text:p text:style-name="P20"><text:span text:style-name="T21"><text:tab/><text:tab/><text:tab/><text:tab/><text:tab/>(num1 &gt; num2)<text:tab/>num1 = num2</text:span></text:p>
      <text:p text:style-name="P20"><text:span text:style-name="T21"><text:tab/><text:tab/><text:tab/><text:tab/><text:tab/><text:s text:c="7"/>(1,0)<text:tab/><text:tab/>num2 = num1</text:span></text:p>
      <text:p text:style-name="P20"><text:span text:style-name="T22"/></text:p>
      <text:p text:style-name="P20"><text:span text:style-name="T23"><text:tab/><text:tab/><text:tab/><text:tab/><text:tab/>Print “The sorted integers are: ”</text:span></text:p>
      <text:p text:style-name="P20"><text:span text:style-name="T23"><text:tab/><text:tab/><text:tab/>Output<text:tab/><text:tab/>Print num1, num2, num3</text:span></text:p>
      <text:p text:style-name="P20"><text:span text:style-name="T23"><text:tab/><text:tab/><text:tab/><text:tab/><text:tab/>Print “End of program”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